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2F33EB7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3.451cm" draw:z-index="0"><draw:image xlink:href="Pictures/10000001000004060000032F33EB78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00:29:09.129000000</meta:creation-date>
    <dc:date>2024-11-14T00:29:47.490000000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2.1$Windows_X86_64 LibreOffice_project/0f794b6e29741098670a3b95d60478a65d05ef13</meta:generator>
  </office:meta>
</office:document-meta>
</file>